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0632" officeooo:paragraph-rsid="00050632" style:font-size-asian="14pt" style:font-size-complex="14pt"/>
    </style:style>
    <style:style style:name="P2" style:family="paragraph" style:parent-style-name="Standard">
      <style:text-properties fo:font-size="14pt" officeooo:rsid="0006cd29" officeooo:paragraph-rsid="0006cd29" style:font-size-asian="14pt" style:font-size-complex="14pt"/>
    </style:style>
    <style:style style:name="P3" style:family="paragraph" style:parent-style-name="Standard">
      <style:text-properties fo:font-size="14pt" officeooo:rsid="000f9718" officeooo:paragraph-rsid="000f9718" style:font-size-asian="14pt" style:font-size-complex="14pt"/>
    </style:style>
    <style:style style:name="P4" style:family="paragraph" style:parent-style-name="Standard" style:list-style-name="L1">
      <style:text-properties fo:font-size="14pt" officeooo:rsid="00050632" officeooo:paragraph-rsid="00050632" style:font-size-asian="14pt" style:font-size-complex="14pt"/>
    </style:style>
    <style:style style:name="P5" style:family="paragraph" style:parent-style-name="Standard" style:list-style-name="L1">
      <style:text-properties fo:font-size="12pt" officeooo:rsid="0006cd29" officeooo:paragraph-rsid="0006cd29" style:font-size-asian="10.5pt" style:font-size-complex="12pt"/>
    </style:style>
    <style:style style:name="P6" style:family="paragraph" style:parent-style-name="Standard" style:list-style-name="L1">
      <style:text-properties fo:font-size="12pt" officeooo:rsid="0007f910" officeooo:paragraph-rsid="0007f910" style:font-size-asian="10.5pt" style:font-size-complex="12pt"/>
    </style:style>
    <style:style style:name="P7" style:family="paragraph" style:parent-style-name="Standard" style:list-style-name="L1">
      <style:text-properties fo:font-size="12pt" officeooo:rsid="0008b820" officeooo:paragraph-rsid="0008b820" style:font-size-asian="10.5pt" style:font-size-complex="12pt"/>
    </style:style>
    <style:style style:name="P8" style:family="paragraph" style:parent-style-name="Standard" style:list-style-name="L1">
      <style:text-properties fo:font-size="12pt" officeooo:rsid="0009ff9c" officeooo:paragraph-rsid="0009ff9c" style:font-size-asian="10.5pt" style:font-size-complex="12pt"/>
    </style:style>
    <style:style style:name="P9" style:family="paragraph" style:parent-style-name="Standard" style:list-style-name="L1">
      <style:text-properties fo:font-size="12pt" officeooo:rsid="000d0f58" officeooo:paragraph-rsid="000d0f58" style:font-size-asian="10.5pt" style:font-size-complex="12pt"/>
    </style:style>
    <style:style style:name="P10" style:family="paragraph" style:parent-style-name="Standard" style:list-style-name="L1">
      <style:text-properties fo:font-size="12pt" officeooo:rsid="00143bd5" officeooo:paragraph-rsid="00143bd5" style:font-size-asian="10.5pt" style:font-size-complex="12pt"/>
    </style:style>
    <style:style style:name="T1" style:family="text">
      <style:text-properties officeooo:rsid="000b1918"/>
    </style:style>
    <style:style style:name="T2" style:family="text">
      <style:text-properties officeooo:rsid="000ebdc8"/>
    </style:style>
    <style:style style:name="T3" style:family="text">
      <style:text-properties officeooo:rsid="0010c4ca"/>
    </style:style>
    <style:style style:name="T4" style:family="text">
      <style:text-properties officeooo:rsid="00127ca0"/>
    </style:style>
    <style:style style:name="T5" style:family="text">
      <style:text-properties officeooo:rsid="00152271"/>
    </style:style>
    <style:style style:name="T6" style:family="text">
      <style:text-properties officeooo:rsid="00179b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V <text:s/>Septembre 2018</text:p>
      <text:p text:style-name="P2">Sujet : « Grognage réunions »</text:p>
      <text:p text:style-name="P3">Propositions de l'équipe GERME suite au contexte de grogne lors des réunions d 'équipe.</text:p>
      <text:list xml:id="list2430619290591915378" text:style-name="L1">
        <text:list-header>
          <text:p text:style-name="P4"/>
        </text:list-header>
        <text:list-item>
          <text:p text:style-name="P5">Créer une charte de bonne conduite pour pouvoir s’y référer quand nécessaire</text:p>
        </text:list-item>
        <text:list-item>
          <text:p text:style-name="P5">Re clarifier mon rôle avec mon N +1 les limites de mes responsabilités et <text:span text:style-name="T3">où</text:span> commencent les siennes (<text:span text:style-name="T3">Éviter</text:span> dans la mesure du possible que l’on <text:s/>se marche sur les pieds)</text:p>
        </text:list-item>
        <text:list-item>
          <text:p text:style-name="P6">Faire parler l’équipe sur leurs attentes vis à vis de moi et de mon N+1 <text:span text:style-name="T5">et leur réexpliquer mon rôle vis à vis d 'eux</text:span></text:p>
        </text:list-item>
        <text:list-item>
          <text:p text:style-name="P7">Mes besoins <text:s/>pour être manager de l’équipe (Attente fin de la formation pourquoi?)</text:p>
        </text:list-item>
        <text:list-item>
          <text:p text:style-name="P7">Le <text:s/>N+1 doit officialiser mon rôle de manager au sein de <text:s/>la cpam (communication transversale, descendante et ascendante)</text:p>
        </text:list-item>
        <text:list-item>
          <text:p text:style-name="P8">Répartition claire des tâches et responsabilités de chacun (N+1) moi et l’équipe N+1 délègue telles tâches à Luc, et garde telles et telles tâches. <text:span text:style-name="T5">En informer l'équipe pour que cela soit bien clair pour tout le monde.</text:span></text:p>
        </text:list-item>
        <text:list-item>
          <text:p text:style-name="P8">Evoquer <text:span text:style-name="T2">ma situation « entre deux chaises », mon </text:span>malaise <text:span text:style-name="T3">parfois</text:span> ( je ne suis pas officiellement manager dans l’organigra<text:span text:style-name="T4">mm</text:span>e CPAM) <text:span text:style-name="T4">mais je vais parfois aux réunions de managers.(Remarques Sylvianne Malaboeuf <text:s/>/ Sophie Haspot)</text:span></text:p>
        </text:list-item>
        <text:list-item>
          <text:p text:style-name="P8">Plus de visibilité sur les projets d’avenir pour l’équipe (Stratégie, feuille de route sur le long terme)</text:p>
        </text:list-item>
        <text:list-item>
          <text:p text:style-name="P8">Outil de mesure de productivité sur leurs projets, et sur leur progression technique etc. <text:span text:style-name="T1">et par conséquent mettre en place des axes d’amélioration</text:span></text:p>
        </text:list-item>
        <text:list-item>
          <text:p text:style-name="P9">Qu’est ce que mon N+1 attend de moi en tant que manager de l’équipe.</text:p>
        </text:list-item>
        <text:list-item>
          <text:p text:style-name="P10">Circuit parallèle de communication, contournement de la hiérarchie avec l'entreprise autrement/libéré<text:span text:style-name="T6">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50:14.962158062</meta:creation-date>
    <dc:date>2018-11-19T11:39:02.980000000</dc:date>
    <meta:editing-duration>PT4H37M14S</meta:editing-duration>
    <meta:editing-cycles>16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5" meta:word-count="270" meta:character-count="1580" meta:non-whitespace-character-count="1330"/>
  </office:meta>
</office:document-meta>
</file>